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MultiPageDialog.xml"/>
  <manifest:file-entry manifest:media-type="text/xml" manifest:full-path="Dialogs/Standard/DlgScriptPractice.xml"/>
  <manifest:file-entry manifest:media-type="text/xml" manifest:full-path="Dialogs/Standard/dialog-lb.xml"/>
  <manifest:file-entry manifest:media-type="" manifest:full-path="Dialogs/Standard/"/>
  <manifest:file-entry manifest:media-type="" manifest:full-path="Dialog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ultiPageDialogCode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Ani" svg:font-family="Ani" style:font-pitch="variable"/>
    <style:font-face style:name="Ezra SIL" svg:font-family="'Ezra SIL'" style:font-pitch="variable"/>
    <style:font-face style:name="Kalimati" svg:font-family="Kalimati" style:font-pitch="variable"/>
    <style:font-face style:name="Kalyani" svg:font-family="Kalyani" style:font-pitch="variable"/>
    <style:font-face style:name="Rekha" svg:font-family="Rekha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Doulos SIL" svg:font-family="'Doulos SIL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oulos SIL1" svg:font-family="'Doulos SIL'" style:font-family-generic="system" style:font-pitch="variable"/>
    <style:font-face style:name="Droid Sans Fallback" svg:font-family="'Droid Sans Fallback'" style:font-family-generic="system" style:font-pitch="variable"/>
    <style:font-face style:name="Latha1" svg:font-family="Latha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complex="FreeMono"/>
    </style:style>
    <style:style style:name="P2" style:family="paragraph" style:parent-style-name="Standard">
      <style:text-properties style:font-name="Ezra SIL"/>
    </style:style>
    <style:style style:name="P3" style:family="paragraph" style:parent-style-name="Standard">
      <style:text-properties style:font-name="Ezra SIL" style:font-name-complex="Ezra SIL"/>
    </style:style>
    <style:style style:name="P4" style:family="paragraph" style:parent-style-name="Standard">
      <style:text-properties style:font-name="Ezra SIL" style:font-name-complex="Ezra SIL"/>
    </style:style>
    <style:style style:name="P5" style:family="paragraph" style:parent-style-name="Standard">
      <style:text-properties style:font-name="Kalimati" style:font-name-complex="Ezra SIL"/>
    </style:style>
    <style:style style:name="P6" style:family="paragraph" style:parent-style-name="Standard">
      <style:text-properties style:font-name="Kalimati" fo:font-size="24pt" style:font-size-asian="21pt" style:font-name-complex="Ezra SIL" style:font-size-complex="24pt"/>
    </style:style>
    <style:style style:name="P7" style:family="paragraph" style:parent-style-name="Standard">
      <style:text-properties style:font-name="Kalimati" fo:font-size="24pt" style:font-size-asian="21pt" style:font-name-complex="DejaVu Serif" style:font-size-complex="24pt"/>
    </style:style>
    <style:style style:name="P8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-complex="Kalimati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sh Button 1" form:control-implementation="ooo:com.sun.star.form.component.CommandButton" xml:id="control1" form:id="control1" form:label="Show Multipage Dialog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ultiPageDialogCode.Main?language=Basic&amp;location=document" xlink:type="simple"/>
            </office:event-listeners>
          </form:button>
          <form:button form:name="Push Button 2" form:control-implementation="ooo:com.sun.star.form.component.CommandButton" xml:id="control2" form:id="control2" form:label="DlgScriptPractice.ShowDlg()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DlgScriptPractice.py$ShowDlg?language=Python&amp;location=user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c_SFM_Markers"/>
        <text:user-field-decl office:value-type="string" office:string-value="(1,first person,False,0)(2,second person,False,0)(3,third person,False,0)(A,agent-like argument of canonical transitive verb,False,0)(ABL,ablative,False,0)(ABS,absolutive,False,0)(ACC,accusative,False,0)(ADJ,adjective,False,0)(ADV,adverb\(ial\),False,0)(AGR,agreement,False,0)(ALL,allative,False,0)(ANTIP,antipassive,False,0)(APPL,applicative,False,0)(ART,article,False,0)(AUX,auxiliary,False,0)(BEN,benefactive,False,0)(CAUS,causative,False,0)(CLF,classifier,False,0)(COM,comitative,False,0)(COMP,complementizer,False,0)(COMPL,completive,False,0)(COND,conditional,False,0)(COP,copula,False,0)(CVB,converb,False,0)(DAT,dative,False,0)(DECL,declarative,False,0)(DEF,definite,False,0)(DEM,demonstrative,False,0)(DET,determiner,False,0)(DIST,distal,False,0)(DISTR,distributive,False,0)(DU,dual,False,0)(DUR,durative,False,0)(ERG,ergative,False,0)(EXCL,exclusive,False,0)(F,feminine,False,0)(FOC,focus,False,0)(FUT,future,False,0)(GEN,genitive,False,0)(IMP,imperative,False,0)(INCL,inclusive,False,0)(IND,indicative,False,0)(INDF,indefinite,False,0)(INF,infinitive,False,0)(INS,instrumental,False,0)(INTR,intransitive,False,0)(IPFV,imperfective,False,0)(IRR,irrealis,False,0)(LOC,locative,False,0)(M,masculine,False,0)(N,neuter,False,0)(N,non- \(e.g. NSG nonsingular\, NPST nonpast\),False,0)(NEG,negation\, negative,False,0)(NMLZ,nominalizer/nominalization,False,0)(NOM,nominative,False,0)(OBJ,object,False,0)(OBL,oblique,False,0)(P,patient-like argument of canonical transitive verb,False,0)(PASS,passive,False,0)(PFV,perfective,False,0)(PL,plural,False,0)(POSS,possessive,False,0)(PRED,predicative,False,0)(PRF,perfect,False,0)(PROG,progressive,False,0)(PROH,prohibitive,False,0)(PROX,proximal/proximate,False,0)(PRS,present,False,0)(PST,past,False,0)(PTCP,participle,False,0)(PURP,purposive,False,0)(Q,question particle/marker,False,0)(QUOT,quotative,False,0)(RECP,reciprocal,False,0)(REFL,reflexive,False,0)(REL,relative,False,0)(RES,resultative,False,0)(S,single argument of canonical intransitive verb,False,0)(SBJ,subject,False,0)(SBJV,subjunctive,False,0)(SG,singular,False,0)(TOP,topic,False,0)(TR,transitive,False,0)(VOC,vocative,False,0)" text:name="LTa_Abbreviations"/>
        <text:user-field-decl office:value-type="string" office:string-value="5" text:name="LTa_MaxSearchLength"/>
        <text:user-field-decl office:value-type="string" office:string-value="Generate" text:name="LTscr_WhichSource"/>
        <text:user-field-decl office:value-type="string" office:string-value=" " text:name="LTscr_Font"/>
        <text:user-field-decl office:value-type="string" office:string-value="30.0" text:name="LTscr_FontSize"/>
        <text:user-field-decl office:value-type="string" office:string-value="THAI" text:name="LTscr_Script"/>
        <text:user-field-decl office:value-type="string" office:string-value="3" text:name="LTscr_SyllableSize"/>
        <text:user-field-decl office:value-type="string" office:string-value="2" text:name="LTscr_NumSyllables"/>
        <text:user-field-decl office:value-type="string" office:string-value="3" text:name="LTscr_NumWords"/>
        <text:user-field-decl office:value-type="string" office:string-value="Space" text:name="LTscr_WhenToCheck"/>
        <text:user-field-decl office:value-type="string" office:string-value="/media/winD/Jim/study/_computing/Office/OOo Linguistic Tools/testing/data files/PhoneticCorpus.xml" text:name="LTp_XML_filePath"/>
        <text:user-field-decl office:value-type="string" office:string-value="" text:name="LTp_PhoneticWritingSystem"/>
        <text:user-field-decl office:value-type="string" office:string-value="1" text:name="LTp_ShowBrackets"/>
        <text:user-field-decl office:value-type="string" office:string-value="phonemic" text:name="LTp_Leftmost"/>
        <text:user-field-decl office:value-type="string" office:string-value="Lex Phonemic" text:name="LTp_StyleName_Phonemic"/>
        <text:user-field-decl office:value-type="string" office:string-value="Lex Phonetic" text:name="LTp_StyleName_Phonetic"/>
        <text:user-field-decl office:value-type="string" office:string-value="Lex Gloss" text:name="LTp_StyleName_Gloss"/>
        <text:user-field-decl office:value-type="string" office:string-value="Lex Reference Number" text:name="LTp_StyleName_RefNum"/>
        <text:user-field-decl office:value-type="string" office:string-value="Lex Example" text:name="LTp_StyleName_ExamplePara"/>
        <text:user-field-decl office:value-type="string" office:string-value="phm" text:name="LTp_SFMarker_Phonemic"/>
        <text:user-field-decl office:value-type="string" office:string-value="pht" text:name="LTp_SFMarker_Phonetic"/>
        <text:user-field-decl office:value-type="string" office:string-value="ge" text:name="LTp_SFMarker_Gloss"/>
        <text:user-field-decl office:value-type="string" office:string-value="ref" text:name="LTp_SFMarker_RefNum"/>
        <text:user-field-decl office:value-type="string" office:string-value="0" text:name="LTp_ExperTrans_Phonemic"/>
        <text:user-field-decl office:value-type="string" office:string-value="Lex Phonemic" text:name="LTscr_StyleName_Phonemic"/>
        <text:user-field-decl office:value-type="string" office:string-value="Lex Phonetic" text:name="LTscr_StyleName_Phonetic"/>
        <text:user-field-decl office:value-type="string" office:string-value="Lex Gloss" text:name="LTscr_StyleName_Gloss"/>
        <text:user-field-decl office:value-type="string" office:string-value="Lex Reference Number" text:name="LTscr_StyleName_RefNum"/>
        <text:user-field-decl office:value-type="string" office:string-value="Lex Example" text:name="LTscr_StyleName_ExamplePara"/>
        <text:user-field-decl office:value-type="string" office:string-value="phm" text:name="LTscr_SFMarker_Phonemic"/>
        <text:user-field-decl office:value-type="string" office:string-value="pht" text:name="LTscr_SFMarker_Phonetic"/>
        <text:user-field-decl office:value-type="string" office:string-value="ge" text:name="LTscr_SFMarker_Gloss"/>
        <text:user-field-decl office:value-type="string" office:string-value="ref" text:name="LTscr_SFMarker_RefNum"/>
        <text:user-field-decl office:value-type="string" office:string-value="Interlin Orthographic" text:name="LTg_StyleName_Orthographic"/>
        <text:user-field-decl office:value-type="string" office:string-value="Interlin Base" text:name="LTg_StyleName_Text"/>
        <text:user-field-decl office:value-type="string" office:string-value="Interlin Morph" text:name="LTg_StyleName_Morpheme"/>
        <text:user-field-decl office:value-type="string" office:string-value="Interlin Orthographic Morph" text:name="LTg_StyleName_OrthographicMorph"/>
        <text:user-field-decl office:value-type="string" office:string-value="Interlin POS" text:name="LTg_StyleName_POS"/>
        <text:user-field-decl office:value-type="string" office:string-value="Interlin Gloss" text:name="LTg_StyleName_Gloss"/>
        <text:user-field-decl office:value-type="string" office:string-value="Interlin Freeform Gloss" text:name="LTg_StyleName_FreeTxln"/>
        <text:user-field-decl office:value-type="string" office:string-value="Interlin Reference Number" text:name="LTg_StyleName_RefNum"/>
        <text:user-field-decl office:value-type="string" office:string-value="Interlin Example Number" text:name="LTg_StyleName_NumPara"/>
        <text:user-field-decl office:value-type="string" office:string-value="Interlin Frame" text:name="LTg_StyleName_InterlinearFrame"/>
        <text:user-field-decl office:value-type="string" office:string-value="Interlin Morpheme Frame" text:name="LTg_StyleName_MorphemeFrame"/>
        <text:user-field-decl office:value-type="string" office:string-value="7" text:name="LTg_NumberingColWidth"/>
        <text:user-field-decl office:value-type="string" office:string-value="1" text:name="LTg_ComparisonDoc"/>
        <text:user-field-decl office:value-type="string" office:string-value="0.13" text:name="LTg_TableBottomMargin"/>
        <text:user-field-decl office:value-type="string" office:string-value="1" text:name="LTg_XML_fileCount"/>
        <text:user-field-decl office:value-type="string" office:string-value="/media/winD/Jim/study/_computing/Office/OOo Linguistic Tools/testing/data files/WrittenTamilTexts.xml" text:name="LTg_XML_filePath00"/>
        <text:user-field-decl office:value-type="string" office:string-value="" text:name="LTg_XML_filePrefix00"/>
        <text:user-field-decl office:value-type="string" office:string-value="0" text:name="LTg_ShowOrthoTextLine"/>
        <text:user-field-decl office:value-type="string" office:string-value="1" text:name="LTg_ShowText"/>
        <text:user-field-decl office:value-type="string" office:string-value="0" text:name="LTg_ShowOrthoMorphLine"/>
        <text:user-field-decl office:value-type="string" office:string-value="1" text:name="LTg_ShowMorphBreaks"/>
        <text:user-field-decl office:value-type="string" office:string-value="1" text:name="LTg_SeparateMorphColumns"/>
        <text:user-field-decl office:value-type="string" office:string-value="0" text:name="LTg_ShowPartOfSpeech"/>
        <text:user-field-decl office:value-type="string" office:string-value="1" text:name="LTg_FreeTransInQuotes"/>
        <text:user-field-decl office:value-type="string" office:string-value="0" text:name="LTg_POS_AboveGloss"/>
        <text:user-field-decl office:value-type="string" office:string-value="1" text:name="LTg_InsertNumbering"/>
        <text:user-field-decl office:value-type="string" office:string-value="1" text:name="LTg_MakeOuterTable"/>
        <text:user-field-decl office:value-type="string" office:string-value="frames" text:name="LTg_Method"/>
        <text:user-field-decl office:value-type="string" office:string-value="ref" text:name="LTg_SFMarker_RefNum"/>
        <text:user-field-decl office:value-type="string" office:string-value="or" text:name="LTg_SFMarker_Orthographic"/>
        <text:user-field-decl office:value-type="string" office:string-value="tx" text:name="LTg_SFMarker_Text"/>
        <text:user-field-decl office:value-type="string" office:string-value="mbor" text:name="LTg_SFMarker_OrthographicMorph"/>
        <text:user-field-decl office:value-type="string" office:string-value="mb" text:name="LTg_SFMarker_Morpheme"/>
        <text:user-field-decl office:value-type="string" office:string-value="ge" text:name="LTg_SFMarker_Gloss"/>
        <text:user-field-decl office:value-type="string" office:string-value="ps" text:name="LTg_SFMarker_POS"/>
        <text:user-field-decl office:value-type="string" office:string-value="ft" text:name="LTg_SFMarker_FreeTxln"/>
        <text:user-field-decl office:value-type="string" office:string-value="2" text:name="LTg_StartingOuterRowHeight"/>
        <text:user-field-decl office:value-type="string" office:string-value="tor" text:name="LTscr_SFMarker_Orthographic"/>
        <text:user-field-decl office:value-type="string" office:string-value="tx" text:name="LTscr_SFMarker_Text"/>
        <text:user-field-decl office:value-type="string" office:string-value="mor" text:name="LTscr_SFMarker_OrthographicMorph"/>
        <text:user-field-decl office:value-type="string" office:string-value="mb" text:name="LTscr_SFMarker_Morpheme"/>
        <text:user-field-decl office:value-type="string" office:string-value="ps" text:name="LTscr_SFMarker_POS"/>
        <text:user-field-decl office:value-type="string" office:string-value="ft" text:name="LTscr_SFMarker_FreeTxln"/>
        <text:user-field-decl office:value-type="string" office:string-value="phonemic" text:name="LTscr_PhonField"/>
        <text:user-field-decl office:value-type="string" office:string-value="text" text:name="LTscr_GramField"/>
        <text:user-field-decl office:value-type="string" office:string-value="RefNum" text:name="LTp_SearchFor"/>
        <text:user-field-decl office:value-type="string" office:string-value="JPDN37.6" text:name="LTp_EXREFNUM"/>
        <text:user-field-decl office:value-type="string" office:string-value="RefNum" text:name="LTg_SearchFor"/>
        <text:user-field-decl office:value-type="string" office:string-value="ก  ข  ฃ  ค  ฅ  ฆ  ง  จ  ฉ  ช  ซ  ฌ  ญ  ฎ  ฏ  ฐ  ฑ  ฒ  ณ  ด  ต  ถ  ท  ธ  น  บ  ป  ผ  ฝ  พ  ฟ  ภ  ม  ย  ร  ล  ว  ศ  ษ  ส  ห  ฬ  อ  ฮ  ะ  ั  า  ำ  ิ  ี  ึ  ุ  ู  เ  แ  โ  ใ  ไ  ็" text:name="LTscr_CharSet"/>
      </text:user-field-decls>
      <text:p text:style-name="Standard"/>
      <text:p text:style-name="Standard"><draw:control text:anchor-type="as-char" draw:z-index="0" draw:style-name="gr1" draw:text-style-name="P8" svg:width="2.1878in" svg:height="0.5835in" draw:control="control1"/></text:p>
      <text:p text:style-name="Standard"/>
      <text:p text:style-name="Standard"><draw:control text:anchor-type="as-char" draw:z-index="1" draw:style-name="gr1" draw:text-style-name="P8" svg:width="2.7559in" svg:height="0.6776in" draw:control="control2"/></text:p>
      <text:p text:style-name="Standard"/>
      <text:p text:style-name="P1">ଅ <text:s/>ଆ <text:s/>ଇ <text:s/>ଈ <text:s/>ଉ <text:s/>ଊ <text:s/>ଏ <text:s/>ଐ <text:s/>ଓ <text:s/>ଔ <text:s/>କ <text:s/>ଖ <text:s/>ଗ <text:s/>ଘ <text:s/>ଙ <text:s/>ଚ <text:s/>ଛ <text:s/>ଜ <text:s/>ଝ <text:s/>ଞ <text:s/>ଟ <text:s/>ଠ <text:s/>ଡ <text:s/>ଢ <text:s/>ଣ <text:s/>ତ <text:s/>ଥ <text:s/>ଦ <text:s/>ଧ <text:s/>ନ <text:s/>ପ <text:s/>ଫ <text:s/>ବ <text:s/>ଭ <text:s/>ମ <text:s/>ଯ <text:s/>ର <text:s/>ଲ <text:s/>ଳ <text:s/>ଵ <text:s/>ଶ <text:s/>ଷ <text:s/>ସ <text:s/>ହ <text:s/>ା <text:s/>ି <text:s/>ୀ <text:s/>ୁ <text:s/>ୂ <text:s/>େ <text:s/>ୈ <text:s/>ୋ <text:s/>ୌ <text:s/>ୟ <text:s/>ୱsக</text:p>
      <text:p text:style-name="P1"/>
      <text:p text:style-name="Lex_20_Example">i&lt; ɜ ɛ ʌ<text:span text:style-name="Lex_20_Phonemic"><text:tab/>/aɖupa/<text:tab/></text:span><text:span text:style-name="Lex_20_Phonetic">[aɖɨpa]<text:tab/></text:span><text:span text:style-name="Lex_20_Gloss">'kitchen.stove'<text:tab/></text:span><text:span text:style-name="Lex_20_Reference_20_Number">JPDN37.6</text:span></text:p>
      <text:p text:style-name="P2"/>
      <text:p text:style-name="P3">הַטָ</text:p>
      <text:p text:style-name="P3">דתִבַק</text:p>
      <text:p text:style-name="P3"/>
      <text:p text:style-name="P5">lla dlk </text:p>
      <text:p text:style-name="P5">لا</text:p>
      <text:p text:style-name="P5">ت</text:p>
      <text:p text:style-name="P5">پ</text:p>
      <text:p text:style-name="P5">ب</text:p>
      <text:p text:style-name="P5">ا</text:p>
      <text:p text:style-name="P5">چ</text:p>
      <text:p text:style-name="P5">ج</text:p>
      <text:p text:style-name="P5">ث</text:p>
      <text:p text:style-name="P5">ٹ</text:p>
      <text:p text:style-name="P6">د</text:p>
      <text:p text:style-name="P6">ڈ</text:p>
      <text:p text:style-name="P6">ز</text:p>
      <text:p text:style-name="P6">ر</text:p>
      <text:p text:style-name="P6">ڑ</text:p>
      <text:p text:style-name="P6"><text:soft-page-break/>ز</text:p>
      <text:p text:style-name="P6">ص</text:p>
      <text:p text:style-name="P6">س</text:p>
      <text:p text:style-name="P6">ش</text:p>
      <text:p text:style-name="P6">ژ</text:p>
      <text:p text:style-name="P6">ع</text:p>
      <text:p text:style-name="P6">ط</text:p>
      <text:p text:style-name="P6">ظ</text:p>
      <text:p text:style-name="P6">ض</text:p>
      <text:p text:style-name="P6">ک</text:p>
      <text:p text:style-name="P6">ق</text:p>
      <text:p text:style-name="P6">ف</text:p>
      <text:p text:style-name="P6">غ</text:p>
      <text:p text:style-name="P6">ن</text:p>
      <text:p text:style-name="P6">م</text:p>
      <text:p text:style-name="P6">ل</text:p>
      <text:p text:style-name="P6">گ</text:p>
      <text:p text:style-name="P6">اب</text:p>
      <text:p text:style-name="P6">مل</text:p>
      <text:p text:style-name="P6"><text:soft-page-break/>مال</text:p>
      <text:p text:style-name="P7">میل</text:p>
      <text:p text:style-name="P7">مٰل</text:p>
      <text:p text:style-name="P7">مءل</text:p>
      <text:p text:style-name="P7">م،</text:p>
      <text:p text:style-name="P7">م،ل</text:p>
      <text:p text:style-name="P7">ءل</text:p>
      <text:p text:style-name="P7">،ل</text:p>
      <text:p text:style-name="P7">ءل</text:p>
      <text:p text:style-name="P7">ہل</text:p>
      <text:p text:style-name="P7">ۃل</text:p>
      <text:p text:style-name="P7">اء</text:p>
      <text:p text:style-name="P7">عک</text:p>
      <text:p text:style-name="P7">بٓ</text:p>
      <text:p text:style-name="P7">نٓ</text:p>
      <text:p text:style-name="P7">پٓر</text:p>
      <text:p text:style-name="P7">پال</text:p>
      <text:p text:style-name="P7">بٓ</text:p>
      <text:p text:style-name="P7">با</text:p>
      <text:p text:style-name="P7">بٓ</text:p>
      <text:p text:style-name="P7">پار</text:p>
      <text:p text:style-name="P7">پٓر</text:p>
      <text:p text:style-name="P7">؛ال</text:p>
      <text:p text:style-name="P7">لٓل</text:p>
      <text:p text:style-name="P7"><text:soft-page-break/></text:p>
      <text:p text:style-name="P7">لِکَ</text:p>
      <text:p text:style-name="P7">بَ</text:p>
      <text:p text:style-name="P7">بٓ</text:p>
      <text:p text:style-name="P7">لِ</text:p>
      <text:p text:style-name="P7">خِتاب</text:p>
      <text:p text:style-name="P7">کِتٓب</text:p>
      <text:p text:style-name="P7"/>
      <text:p text:style-name="P7">پءل</text:p>
      <text:p text:style-name="P7">پ،ل</text:p>
      <text:p text:style-name="P7">پء</text:p>
      <text:p text:style-name="P7"/>
      <text:p text:style-name="P7">ا</text:p>
      <text:p text:style-name="P7">و</text:p>
      <text:p text:style-name="P7">ی</text:p>
      <text:p text:style-name="P7">ی</text:p>
      <text:p text:style-name="P7">پی</text:p>
      <text:p text:style-name="P7"/>
      <text:p text:style-name="P7">موٹا</text:p>
      <text:p text:style-name="P7">اَو</text:p>
      <text:p text:style-name="P7"/>
      <text:p text:style-name="P7"><text:soft-page-break/></text:p>
      <text:p text:style-name="P7">پَل</text:p>
      <text:p text:style-name="P7">دِل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FreeMono" svg:font-family="FreeMono" style:font-family-generic="modern" style:font-pitch="fixed"/>
    <style:font-face style:name="Ani" svg:font-family="Ani" style:font-pitch="variable"/>
    <style:font-face style:name="Ezra SIL" svg:font-family="'Ezra SIL'" style:font-pitch="variable"/>
    <style:font-face style:name="Kalimati" svg:font-family="Kalimati" style:font-pitch="variable"/>
    <style:font-face style:name="Kalyani" svg:font-family="Kalyani" style:font-pitch="variable"/>
    <style:font-face style:name="Rekha" svg:font-family="Rekha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Doulos SIL" svg:font-family="'Doulos SIL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oulos SIL1" svg:font-family="'Doulos SIL'" style:font-family-generic="system" style:font-pitch="variable"/>
    <style:font-face style:name="Droid Sans Fallback" svg:font-family="'Droid Sans Fallback'" style:font-family-generic="system" style:font-pitch="variable"/>
    <style:font-face style:name="Latha1" svg:font-family="Latha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ex_20_Example" style:display-name="Lex Example" style:family="paragraph" style:parent-style-name="Standard">
      <style:paragraph-properties>
        <style:tab-stops>
          <style:tab-stop style:position="0.5in"/>
          <style:tab-stop style:position="2in"/>
          <style:tab-stop style:position="3.5in"/>
          <style:tab-stop style:position="5in"/>
          <style:tab-stop style:position="6.5in"/>
        </style:tab-stops>
      </style:paragraph-properties>
    </style:style>
    <style:style style:name="Interlin_20_Orthographic" style:display-name="Interlin Orthographic" style:family="paragraph">
      <style:text-properties fo:color="#000000" style:font-name="Latha" fo:font-size="14pt" style:font-name-complex="Latha1" style:font-size-complex="14pt"/>
    </style:style>
    <style:style style:name="Interlin_20_Base" style:display-name="Interlin Base" style:family="paragraph">
      <style:text-properties fo:color="#0000ff" style:font-name="Doulos SIL" fo:font-size="14pt" style:font-name-complex="Doulos SIL1" style:font-size-complex="14pt"/>
    </style:style>
    <style:style style:name="Interlin_20_Orthographic_20_Morph" style:display-name="Interlin Orthographic Morph" style:family="paragraph">
      <style:text-properties fo:color="#000000" style:font-name="Latha" fo:font-size="14pt" style:font-name-complex="Latha1" style:font-size-complex="14pt"/>
    </style:style>
    <style:style style:name="Interlin_20_Morph" style:display-name="Interlin Morph" style:family="paragraph">
      <style:text-properties fo:color="#800080" style:font-name="Doulos SIL" fo:font-size="14pt" style:font-name-complex="Doulos SIL1" style:font-size-complex="14pt"/>
    </style:style>
    <style:style style:name="Interlin_20_POS" style:display-name="Interlin POS" style:family="paragraph">
      <style:text-properties fo:color="#ff0000" style:font-name="Times New Roman" fo:font-size="12pt" style:font-name-complex="Times New Roman1" style:font-size-complex="12pt"/>
    </style:style>
    <style:style style:name="Interlin_20_Gloss" style:display-name="Interlin Gloss" style:family="paragraph">
      <style:text-properties fo:color="#ff00ff" style:font-name="Times New Roman" fo:font-size="12pt" style:font-name-complex="Times New Roman1" style:font-size-complex="12pt"/>
    </style:style>
    <style:style style:name="Interlin_20_Freeform_20_Gloss" style:display-name="Interlin Freeform Gloss" style:family="paragraph">
      <style:text-properties fo:color="#008000" style:font-name="Times New Roman" fo:font-size="12pt" style:font-name-complex="Times New Roman1" style:font-size-complex="12pt"/>
    </style:style>
    <style:style style:name="Interlin_20_Example_20_Number" style:display-name="Interlin Example Number" style:family="paragraph">
      <style:paragraph-properties fo:margin-top="0.0701in" fo:margin-bottom="0in"/>
    </style:style>
    <style:style style:name="Lex_20_Phonemic" style:display-name="Lex Phonemic" style:family="text">
      <style:text-properties fo:color="#008000" style:font-name="Doulos SIL" fo:font-size="14pt" style:font-name-complex="Doulos SIL1" style:font-size-complex="14pt"/>
    </style:style>
    <style:style style:name="Lex_20_Phonetic" style:display-name="Lex Phonetic" style:family="text">
      <style:text-properties fo:color="#0000ff" style:font-name="Doulos SIL" fo:font-size="14pt" style:font-name-complex="Doulos SIL1" style:font-size-complex="14pt"/>
    </style:style>
    <style:style style:name="Lex_20_Gloss" style:display-name="Lex Gloss" style:family="text">
      <style:text-properties fo:color="#000000" style:font-name="Times New Roman" fo:font-size="12pt" style:font-name-complex="Times New Roman1" style:font-size-complex="12pt"/>
    </style:style>
    <style:style style:name="Lex_20_Reference_20_Number" style:display-name="Lex Reference Number" style:family="text">
      <style:text-properties fo:color="#ff0000" style:font-name="Courier New" fo:font-size="12pt" style:font-name-complex="Courier New1" style:font-size-complex="12pt"/>
    </style:style>
    <style:style style:name="Interlin_20_Reference_20_Number" style:display-name="Interlin Reference Number" style:family="text">
      <style:text-properties fo:color="#800000" style:font-name="Courier New" fo:font-size="12pt" style:font-name-complex="Courier New1" style:font-size-complex="12pt"/>
    </style:style>
    <style:style style:name="Interlin_20_Frame" style:display-name="Interlin Frame" style:family="graphic">
      <style:graphic-properties fo:min-width="0.0161in" fo:min-height="0.0161in" text:anchor-type="as-char" svg:y="0in" fo:margin-left="0in" fo:margin-right="0.1in" fo:margin-top="0in" fo:margin-bottom="0.1in" style:vertical-pos="top" style:vertical-rel="line" fo:padding="0in" fo:border="none"/>
    </style:style>
    <style:style style:name="Interlin_20_Morpheme_20_Frame" style:display-name="Interlin Morpheme Frame" style:family="graphic">
      <style:graphic-properties fo:min-width="0.0161in" fo:min-height="0.0161in" text:anchor-type="as-char" svg:y="0in" fo:margin-left="0in" fo:margin-right="0.1in" fo:margin-top="0in" fo:margin-bottom="0in" style:vertical-pos="top" style:vertical-rel="line" fo:padding="0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1-06-27T17:36:27</meta:creation-date>
    <meta:generator>LibreOffice/3.3$Linux LibreOffice_project/330m19$Build-202</meta:generator>
    <dc:date>2011-07-08T12:01:36</dc:date>
    <dc:creator>Jim Kornelsen</dc:creator>
    <meta:editing-duration>P1DT9H58M55S</meta:editing-duration>
    <meta:editing-cycles>41</meta:editing-cycles>
    <meta:document-statistic meta:table-count="0" meta:image-count="0" meta:object-count="0" meta:page-count="5" meta:paragraph-count="82" meta:word-count="144" meta:character-count="376"/>
  </office:meta>
</office:document-meta>
</file>

<file path=Basic/Standard/MultiPageDialogCode.xml><?xml version="1.0" encoding="utf-8"?>
<!DOCTYPE module  PUBLIC '-//OpenOffice.org//DTD OfficeDocument 1.0//EN'  'module.dtd'>
<script:module xmlns:script="http://openoffice.org/2000/script" script:name="MultiPageDialogCode" script:language="StarBasic">REM  *****  BASIC  *****

Dim oDialog as Object
'Module level variable for the Dialog
Rem Procedure to initialize the Dialog and various controls for
Rem MultiPage operation

Sub Main
'Initialize Dialog object
DialogLibraries.LoadLibrary("Standard")
oDialog = createUnoDialog(DialogLibraries.Standard.MultiPageDialog)
'Initialize Controls on Dialog panel and display Dialog
with oDialog
'Button is selected
.getControl("TabForPage1").Model.State = 1
'Button is not selected
.getControl("TabForPage2").Model.State = 0
'Initialize Step property of the Dialog
.Model.Step = 1
'Display the Dialog
.execute()
end with
End Sub

Rem Handle clicking of button TabForPage1
Sub Page1_Button_Click
with oDialog
'Button for Page 1 selected
.getControl("TabForPage1").Model.State = 1
'Button for Page 2 not selected
.getControl("TabForPage2").Model.State = 0
'Dialog to display Page 1 Controls
.Model.Step = 1
end with
End Sub

Rem Handle clicking of button TabForPage2
Sub Page2_Button_Click
with oDialog
'Button for Page 1 not selected
.getControl("TabForPage1").Model.State = 0
'Button for Page 2 selected
.getControl("TabForPage2").Model.State = 1
'Dialog to display Page 2 Controls
.Model.Step = 2
end with
End Sub

Rem Handle click on CommandButton1
Sub Button1_Click
With oDialog
'Determine the Step property for the Dialog
select case .Model.Step
'Dialog in Step 1 (Page 1 displayed)
case 1
msgbox "Page 1 is active, Check Box is " &amp; _
.getControl("CheckBox1").Model.State
'Dialog in Step 2 (Page 2 displayed)
case 2
msgbox "Page 2 is active, Option A is " &amp; _
.getControl("OptionButton1").Model.State &amp; _
", Option B is " &amp; _
.getControl("OptionButton2").Model.State
end Select
End With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ultiPageDialog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" library:link="false"/>
</library:libraries>
</file>

<file path=Dialogs/Standard/DlgScriptPractice.xml><?xml version="1.0" encoding="utf-8"?>
<!DOCTYPE window  PUBLIC '-//OpenOffice.org//DTD OfficeDocument 1.0//EN'  'dialog.dtd'>
<dlg:window xmlns:dlg="http://openoffice.org/2000/dialog" xmlns:script="http://openoffice.org/2000/script" dlg:id="DlgScriptPractice" dlg:left="62" dlg:top="32" dlg:width="312" dlg:height="209" dlg:closeable="true" dlg:moveable="true" dlg:title="Script Practice">
  <dlg:styles>
    <dlg:style dlg:style-id="0" dlg:font-height="18" dlg:font-weight="150"/>
    <dlg:style dlg:style-id="1" dlg:font-slant="italic"/>
  </dlg:styles>
  <dlg:bulletinboard>
    <dlg:menulist dlg:id="cmbxFont" dlg:tab-index="0" dlg:left="91" dlg:top="36" dlg:width="93" dlg:height="11" dlg:spin="true" dlg:linecount="15"/>
    <dlg:textfield dlg:id="txtFontSize" dlg:tab-index="1" dlg:left="186" dlg:top="36" dlg:width="22" dlg:height="12"/>
    <dlg:text dlg:id="Label1" dlg:tab-index="2" dlg:left="91" dlg:top="24" dlg:width="91" dlg:height="10" dlg:value="Font:"/>
    <dlg:text dlg:id="Label2" dlg:tab-index="3" dlg:left="186" dlg:top="24" dlg:width="27" dlg:height="10" dlg:value="Size:"/>
    <dlg:menulist dlg:id="cmbxScript" dlg:tab-index="4" dlg:left="3" dlg:top="36" dlg:width="82" dlg:height="11" dlg:spin="true" dlg:linecount="15"/>
    <dlg:text dlg:id="Label3" dlg:tab-index="5" dlg:left="3" dlg:top="24" dlg:width="81" dlg:height="10" dlg:value="Script:"/>
    <dlg:checkbox dlg:id="CheckBox1" dlg:tab-index="6" dlg:left="214" dlg:top="38" dlg:width="43" dlg:height="11" dlg:value="Right-to-Left" dlg:checked="false"/>
    <dlg:textfield dlg:id="txtVowels" dlg:tab-index="7" dlg:left="92" dlg:top="67" dlg:width="214" dlg:height="25" dlg:vscroll="true" dlg:multiline="true"/>
    <dlg:text dlg:id="Label4" dlg:tab-index="8" dlg:left="93" dlg:top="56" dlg:width="22" dlg:height="11" dlg:value="Vowels"/>
    <dlg:textfield dlg:id="txtConsonants" dlg:tab-index="9" dlg:left="93" dlg:top="111" dlg:width="213" dlg:height="57" dlg:vscroll="true" dlg:multiline="true"/>
    <dlg:text dlg:id="Label5" dlg:tab-index="10" dlg:left="94" dlg:top="100" dlg:width="36" dlg:height="11" dlg:value="Consonants"/>
    <dlg:text dlg:style-id="0" dlg:id="Label6" dlg:tab-index="11" dlg:left="3" dlg:top="6" dlg:width="304" dlg:height="15" dlg:value="Settings" dlg:align="center"/>
    <dlg:button dlg:id="btnGotoPractice" dlg:tab-index="12" dlg:left="218" dlg:top="189" dlg:width="55" dlg:height="14" dlg:value="Go to Practice"/>
    <dlg:button dlg:id="btnResetCharacters" dlg:tab-index="13" dlg:left="93" dlg:top="168" dlg:width="86" dlg:height="14" dlg:value="Reset vowels and consonants"/>
    <dlg:radiogroup>
      <dlg:radio dlg:id="optGenerate" dlg:tab-index="14" dlg:left="3" dlg:top="56" dlg:width="79" dlg:height="12" dlg:value="Generate Random Words"/>
      <dlg:radio dlg:id="optWordlist" dlg:tab-index="15" dlg:left="5" dlg:top="118" dlg:width="79" dlg:height="12" dlg:value="Load word list"/>
      <dlg:radio dlg:id="optTexts" dlg:tab-index="16" dlg:left="3" dlg:top="159" dlg:width="79" dlg:height="12" dlg:value="Load texts"/>
    </dlg:radiogroup>
    <dlg:text dlg:style-id="1" dlg:id="Label7" dlg:tab-index="17" dlg:left="15" dlg:top="171" dlg:width="58" dlg:height="25" dlg:value="Specify files in Grammar Settings" dlg:multiline="true"/>
    <dlg:text dlg:style-id="1" dlg:id="Label8" dlg:tab-index="18" dlg:left="16" dlg:top="129" dlg:width="58" dlg:height="25" dlg:value="Specify a file in Phonology Settings" dlg:multiline="true"/>
    <dlg:text dlg:id="Label9" dlg:tab-index="19" dlg:left="13" dlg:top="72" dlg:width="43" dlg:height="11" dlg:value="Syllable Pattern"/>
    <dlg:text dlg:id="Label10" dlg:tab-index="20" dlg:left="13" dlg:top="84" dlg:width="55" dlg:height="11" dlg:value="Number of Syllables"/>
    <dlg:text dlg:id="Label11" dlg:tab-index="21" dlg:left="14" dlg:top="96" dlg:width="50" dlg:height="11" dlg:value="Number of Words"/>
    <dlg:button dlg:id="btnExit" dlg:tab-index="25" dlg:left="275" dlg:top="189" dlg:width="30" dlg:height="14" dlg:value="Exit"/>
    <dlg:textfield dlg:id="txtNumSyllables" dlg:tab-index="23" dlg:left="68" dlg:top="84" dlg:width="10" dlg:height="11" dlg:value="1"/>
    <dlg:textfield dlg:id="txtNumWords" dlg:tab-index="24" dlg:left="68" dlg:top="95" dlg:width="10" dlg:height="10" dlg:value="1"/>
    <dlg:menulist dlg:id="cmbxSyllablePatterns" dlg:tab-index="22" dlg:left="56" dlg:top="72" dlg:width="29" dlg:height="11" dlg:spin="true">
      <dlg:menupopup>
        <dlg:menuitem dlg:value="CV" dlg:selected="true"/>
        <dlg:menuitem dlg:value="CV,CVC,V,VC"/>
        <dlg:menuitem dlg:value="CCV,CCVC"/>
      </dlg:menupopup>
    </dlg:menulist>
  </dlg:bulletinboard>
</dlg:window>
</file>

<file path=Dialogs/Standard/MultiPageDialog.xml><?xml version="1.0" encoding="utf-8"?>
<!DOCTYPE window  PUBLIC '-//OpenOffice.org//DTD OfficeDocument 1.0//EN'  'dialog.dtd'>
<dlg:window xmlns:dlg="http://openoffice.org/2000/dialog" xmlns:script="http://openoffice.org/2000/script" dlg:id="MultiPageDialog" dlg:left="95" dlg:top="32" dlg:width="149" dlg:height="144" dlg:page="2" dlg:closeable="true" dlg:moveable="true">
  <dlg:bulletinboard>
    <dlg:titledbox dlg:id="FrameControl1" dlg:tab-index="0" dlg:left="19" dlg:top="26" dlg:width="114" dlg:height="100"/>
    <dlg:button dlg:id="TabForPage1" dlg:tab-index="1" dlg:left="18" dlg:top="17" dlg:width="37" dlg:height="9" dlg:value="Form Page 1">
      <script:event script:event-name="on-mousedown" script:macro-name="vnd.sun.star.script:Standard.MultiPageDialogCode.Page1_Button_Click?language=Basic&amp;location=document" script:language="Script"/>
    </dlg:button>
    <dlg:button dlg:id="TabForPage2" dlg:tab-index="2" dlg:left="55" dlg:top="17" dlg:width="37" dlg:height="9" dlg:value="Form Page 2">
      <script:event script:event-name="on-mousedown" script:macro-name="vnd.sun.star.script:Standard.MultiPageDialogCode.Page2_Button_Click?language=Basic&amp;location=document" script:language="Script"/>
    </dlg:button>
    <dlg:button dlg:id="CommandButton1" dlg:tab-index="3" dlg:left="61" dlg:top="129" dlg:width="56" dlg:height="12" dlg:value="State Of Multi-Page">
      <script:event script:event-name="on-mousedown" script:macro-name="vnd.sun.star.script:Standard.MultiPageDialogCode.Button1_Click?language=Basic&amp;location=document" script:language="Script"/>
    </dlg:button>
    <dlg:checkbox dlg:id="CheckBox1" dlg:tab-index="4" dlg:left="38" dlg:top="51" dlg:width="56" dlg:height="14" dlg:page="1" dlg:value="CheckBox1" dlg:checked="false"/>
    <dlg:radiogroup>
      <dlg:radio dlg:id="OptionButton1" dlg:tab-index="5" dlg:left="44" dlg:top="51" dlg:width="59" dlg:height="11" dlg:page="2" dlg:value="OptionButton1"/>
      <dlg:radio dlg:id="OptionButton2" dlg:tab-index="6" dlg:left="44" dlg:top="65" dlg:width="59" dlg:height="12" dlg:page="2" dlg:value="OptionButton2"/>
    </dlg:radiogroup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ultiPageDialog"/>
  <library:element library:name="DlgScriptPractic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" library:link="false"/>
</library:libraries>
</file>